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400000103C3B929C5.png" manifest:media-type="image/png"/>
  <manifest:file-entry manifest:full-path="Pictures/100000010000008000000080BFEC6B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8792a"/>
    </style:style>
    <style:style style:name="P4" style:family="paragraph" style:parent-style-name="Standard">
      <style:text-properties officeooo:rsid="0038792a" officeooo:paragraph-rsid="0038792a"/>
    </style:style>
    <style:style style:name="P5" style:family="paragraph" style:parent-style-name="Standard">
      <style:text-properties officeooo:paragraph-rsid="00184242"/>
    </style:style>
    <style:style style:name="P6" style:family="paragraph" style:parent-style-name="Text_20_body">
      <style:paragraph-properties fo:margin-top="0in" fo:margin-bottom="0in" style:contextual-spacing="false"/>
      <style:text-properties officeooo:paragraph-rsid="00184242"/>
    </style:style>
    <style:style style:name="P7" style:family="paragraph" style:parent-style-name="Text_20_body">
      <style:text-properties officeooo:paragraph-rsid="00184242"/>
    </style:style>
    <style:style style:name="P8" style:family="paragraph" style:parent-style-name="Standard">
      <style:text-properties officeooo:paragraph-rsid="004a2a55"/>
    </style:style>
    <style:style style:name="P9" style:family="paragraph" style:parent-style-name="Text_20_body">
      <style:paragraph-properties fo:margin-top="0in" fo:margin-bottom="0in" style:contextual-spacing="false"/>
      <style:text-properties officeooo:paragraph-rsid="004a2a55"/>
    </style:style>
    <style:style style:name="P10" style:family="paragraph" style:parent-style-name="Standard">
      <style:text-properties officeooo:paragraph-rsid="0052504a"/>
    </style:style>
    <style:style style:name="P11" style:family="paragraph" style:parent-style-name="Text_20_body">
      <style:text-properties officeooo:paragraph-rsid="0052504a"/>
    </style:style>
    <style:style style:name="P12" style:family="paragraph" style:parent-style-name="Text_20_body">
      <style:paragraph-properties fo:margin-top="0in" fo:margin-bottom="0in" style:contextual-spacing="false"/>
      <style:text-properties fo:color="#808080" loext:opacity="100%" style:font-name="Lato" fo:font-size="9.75pt" fo:font-weight="normal" officeooo:rsid="00191d6b" officeooo:paragraph-rsid="00184242"/>
    </style:style>
    <style:style style:name="P13" style:family="paragraph" style:parent-style-name="Text_20_body">
      <style:text-properties officeooo:rsid="00043416" officeooo:paragraph-rsid="00184242"/>
    </style:style>
    <style:style style:name="P14" style:family="paragraph" style:parent-style-name="Text_20_body">
      <style:text-properties officeooo:rsid="00191d6b" officeooo:paragraph-rsid="00191d6b"/>
    </style:style>
    <style:style style:name="P15" style:family="paragraph" style:parent-style-name="Text_20_body">
      <style:text-properties officeooo:rsid="00191d6b" officeooo:paragraph-rsid="001e9363"/>
    </style:style>
    <style:style style:name="P16" style:family="paragraph" style:parent-style-name="Text_20_body">
      <style:text-properties officeooo:rsid="00191d6b" officeooo:paragraph-rsid="0027ce66"/>
    </style:style>
    <style:style style:name="P17" style:family="paragraph" style:parent-style-name="Text_20_body">
      <style:text-properties officeooo:rsid="00191d6b" officeooo:paragraph-rsid="0029b033"/>
    </style:style>
    <style:style style:name="P18" style:family="paragraph" style:parent-style-name="Text_20_body">
      <style:text-properties officeooo:rsid="00191d6b" officeooo:paragraph-rsid="002b39c7"/>
    </style:style>
    <style:style style:name="P19" style:family="paragraph" style:parent-style-name="Text_20_body">
      <style:text-properties fo:color="#000000" loext:opacity="100%" officeooo:rsid="00191d6b" officeooo:paragraph-rsid="00191d6b"/>
    </style:style>
    <style:style style:name="P20" style:family="paragraph" style:parent-style-name="Text_20_body">
      <style:text-properties officeooo:paragraph-rsid="00191d6b"/>
    </style:style>
    <style:style style:name="P21" style:family="paragraph" style:parent-style-name="Text_20_body">
      <style:text-properties officeooo:rsid="001ce3f6" officeooo:paragraph-rsid="001ce3f6"/>
    </style:style>
    <style:style style:name="P22" style:family="paragraph" style:parent-style-name="Text_20_body">
      <style:text-properties officeooo:rsid="001ce3f6" officeooo:paragraph-rsid="001f991a"/>
    </style:style>
    <style:style style:name="P23" style:family="paragraph" style:parent-style-name="Text_20_body">
      <style:text-properties officeooo:rsid="001a6073" officeooo:paragraph-rsid="001a6073"/>
    </style:style>
    <style:style style:name="P24" style:family="paragraph" style:parent-style-name="Text_20_body">
      <style:text-properties officeooo:paragraph-rsid="0027ce66"/>
    </style:style>
    <style:style style:name="P25" style:family="paragraph" style:parent-style-name="Text_20_body">
      <style:text-properties officeooo:paragraph-rsid="002fd43d"/>
    </style:style>
    <style:style style:name="P26" style:family="paragraph" style:parent-style-name="Text_20_body">
      <style:text-properties officeooo:rsid="002fd43d" officeooo:paragraph-rsid="002fd43d"/>
    </style:style>
    <style:style style:name="P27" style:family="paragraph" style:parent-style-name="Text_20_body">
      <style:text-properties officeooo:paragraph-rsid="00306528"/>
    </style:style>
    <style:style style:name="P28" style:family="paragraph" style:parent-style-name="Text_20_body">
      <style:text-properties officeooo:rsid="00319946" officeooo:paragraph-rsid="00319946"/>
    </style:style>
    <style:style style:name="P29" style:family="paragraph" style:parent-style-name="Text_20_body">
      <style:text-properties officeooo:rsid="0031f589" officeooo:paragraph-rsid="0031f589"/>
    </style:style>
    <style:style style:name="P30" style:family="paragraph" style:parent-style-name="Text_20_body">
      <style:text-properties officeooo:rsid="0033ef2e" officeooo:paragraph-rsid="0033ef2e"/>
    </style:style>
    <style:style style:name="P31" style:family="paragraph" style:parent-style-name="Text_20_body">
      <style:text-properties officeooo:rsid="003461f8" officeooo:paragraph-rsid="003461f8"/>
    </style:style>
    <style:style style:name="P32" style:family="paragraph" style:parent-style-name="Text_20_body">
      <style:text-properties officeooo:rsid="003591d8" officeooo:paragraph-rsid="003591d8"/>
    </style:style>
    <style:style style:name="P33" style:family="paragraph" style:parent-style-name="Text_20_body">
      <style:text-properties officeooo:paragraph-rsid="004b868a"/>
    </style:style>
    <style:style style:name="P34" style:family="paragraph" style:parent-style-name="Text_20_body">
      <style:text-properties officeooo:paragraph-rsid="004c2f18"/>
    </style:style>
    <style:style style:name="P35" style:family="paragraph" style:parent-style-name="Text_20_body">
      <style:text-properties officeooo:rsid="0043d4ca" officeooo:paragraph-rsid="004c2f18"/>
    </style:style>
    <style:style style:name="P36" style:family="paragraph" style:parent-style-name="Text_20_body">
      <style:text-properties officeooo:rsid="00404f68" officeooo:paragraph-rsid="004c2f18"/>
    </style:style>
    <style:style style:name="P37" style:family="paragraph" style:parent-style-name="Text_20_body">
      <style:text-properties officeooo:rsid="003fc566" officeooo:paragraph-rsid="004c2f18"/>
    </style:style>
    <style:style style:name="P38" style:family="paragraph" style:parent-style-name="Text_20_body">
      <style:text-properties officeooo:paragraph-rsid="004cc93a"/>
    </style:style>
    <style:style style:name="P39" style:family="paragraph" style:parent-style-name="Text_20_body">
      <style:text-properties officeooo:paragraph-rsid="004e8940"/>
    </style:style>
    <style:style style:name="P40" style:family="paragraph" style:parent-style-name="Text_20_body">
      <style:text-properties officeooo:paragraph-rsid="00508574"/>
    </style:style>
    <style:style style:name="P41" style:family="paragraph" style:parent-style-name="Text_20_body">
      <style:text-properties officeooo:paragraph-rsid="005297dc"/>
    </style:style>
    <style:style style:name="P42" style:family="paragraph" style:parent-style-name="Text_20_body">
      <style:text-properties officeooo:paragraph-rsid="00545a4f"/>
    </style:style>
    <style:style style:name="P43" style:family="paragraph" style:parent-style-name="Text_20_body">
      <style:text-properties officeooo:paragraph-rsid="0055934a"/>
    </style:style>
    <style:style style:name="P44" style:family="paragraph" style:parent-style-name="Text_20_body">
      <style:text-properties officeooo:paragraph-rsid="0056c856"/>
    </style:style>
    <style:style style:name="P45" style:family="paragraph" style:parent-style-name="Text_20_body">
      <style:text-properties officeooo:paragraph-rsid="00585ae4"/>
    </style:style>
    <style:style style:name="P46" style:family="paragraph" style:parent-style-name="Contents_20_1">
      <style:paragraph-properties>
        <style:tab-stops>
          <style:tab-stop style:position="7.4807in" style:type="right" style:leader-style="dotted" style:leader-text="."/>
        </style:tab-stops>
      </style:paragraph-properties>
    </style:style>
    <style:style style:name="P47" style:family="paragraph" style:parent-style-name="Contents_20_2">
      <style:paragraph-properties>
        <style:tab-stops>
          <style:tab-stop style:position="7.2839in" style:type="right" style:leader-style="dotted" style:leader-text="."/>
        </style:tab-stops>
      </style:paragraph-properties>
    </style:style>
    <style:style style:name="P48" style:family="paragraph" style:parent-style-name="Contents_20_3">
      <style:paragraph-properties>
        <style:tab-stops>
          <style:tab-stop style:position="7.0874in" style:type="right" style:leader-style="dotted" style:leader-text="."/>
        </style:tab-stops>
      </style:paragraph-properties>
    </style:style>
    <style:style style:name="P49" style:family="paragraph" style:parent-style-name="Contents_20_Heading">
      <style:paragraph-properties fo:margin-top="0.0398in" fo:margin-bottom="0.0398in" style:contextual-spacing="false"/>
      <style:text-properties fo:color="#ffffff" loext:opacity="100%" officeooo:rsid="007c45d7" officeooo:paragraph-rsid="004a2a55"/>
    </style:style>
    <style:style style:name="P50" style:family="paragraph" style:parent-style-name="Text_20_body">
      <style:text-properties officeooo:paragraph-rsid="00598888"/>
    </style:style>
    <style:style style:name="P51" style:family="paragraph" style:parent-style-name="Text_20_body">
      <style:text-properties officeooo:rsid="005b535e" officeooo:paragraph-rsid="005b535e"/>
    </style:style>
    <style:style style:name="P52" style:family="paragraph" style:parent-style-name="Text_20_body">
      <style:text-properties officeooo:rsid="005b535e" officeooo:paragraph-rsid="005cf52c"/>
    </style:style>
    <style:style style:name="P53" style:family="paragraph" style:parent-style-name="Text_20_body">
      <style:text-properties officeooo:rsid="005b535e" officeooo:paragraph-rsid="005d8379"/>
    </style:style>
    <style:style style:name="P54" style:family="paragraph" style:parent-style-name="Text_20_body">
      <style:text-properties officeooo:rsid="005b535e" officeooo:paragraph-rsid="005de0f0"/>
    </style:style>
    <style:style style:name="P55" style:family="paragraph" style:parent-style-name="Text_20_body">
      <style:text-properties officeooo:rsid="005b535e" officeooo:paragraph-rsid="005fabc1"/>
    </style:style>
    <style:style style:name="P56" style:family="paragraph" style:parent-style-name="Text_20_body">
      <style:text-properties officeooo:rsid="005b535e" officeooo:paragraph-rsid="00614b90"/>
    </style:style>
    <style:style style:name="P57" style:family="paragraph" style:parent-style-name="Text_20_body">
      <style:text-properties officeooo:rsid="005b535e" officeooo:paragraph-rsid="006435f1"/>
    </style:style>
    <style:style style:name="P58" style:family="paragraph" style:parent-style-name="Text_20_body">
      <style:text-properties officeooo:rsid="005b535e" officeooo:paragraph-rsid="0066fdf6"/>
    </style:style>
    <style:style style:name="P59" style:family="paragraph" style:parent-style-name="Text_20_body">
      <style:text-properties officeooo:rsid="005b535e" officeooo:paragraph-rsid="00685a4e"/>
    </style:style>
    <style:style style:name="P60" style:family="paragraph" style:parent-style-name="Text_20_body">
      <style:text-properties officeooo:rsid="005b535e" officeooo:paragraph-rsid="00696c4d"/>
    </style:style>
    <style:style style:name="P61" style:family="paragraph" style:parent-style-name="Text_20_body">
      <style:text-properties officeooo:rsid="005b535e" officeooo:paragraph-rsid="006b9f8e"/>
    </style:style>
    <style:style style:name="P62" style:family="paragraph" style:parent-style-name="Text_20_body">
      <style:text-properties officeooo:rsid="005b535e" officeooo:paragraph-rsid="006e2228"/>
    </style:style>
    <style:style style:name="P63" style:family="paragraph" style:parent-style-name="Text_20_body">
      <style:text-properties officeooo:rsid="005b535e" officeooo:paragraph-rsid="006eebcb"/>
    </style:style>
    <style:style style:name="P64" style:family="paragraph" style:parent-style-name="Text_20_body">
      <style:text-properties officeooo:rsid="005b535e" officeooo:paragraph-rsid="007022cc"/>
    </style:style>
    <style:style style:name="P65" style:family="paragraph" style:parent-style-name="Text_20_body">
      <style:text-properties officeooo:rsid="005b535e" officeooo:paragraph-rsid="0071d3ac"/>
    </style:style>
    <style:style style:name="P66" style:family="paragraph" style:parent-style-name="Text_20_body">
      <style:text-properties officeooo:rsid="005b535e" officeooo:paragraph-rsid="007249b4"/>
    </style:style>
    <style:style style:name="P67" style:family="paragraph" style:parent-style-name="Text_20_body">
      <style:text-properties officeooo:rsid="005b535e" officeooo:paragraph-rsid="0075339c"/>
    </style:style>
    <style:style style:name="P68" style:family="paragraph" style:parent-style-name="Text_20_body">
      <style:text-properties officeooo:rsid="005b535e" officeooo:paragraph-rsid="00761bc2"/>
    </style:style>
    <style:style style:name="P69" style:family="paragraph" style:parent-style-name="Text_20_body">
      <style:text-properties officeooo:rsid="00545a4f" officeooo:paragraph-rsid="00614b90"/>
    </style:style>
    <style:style style:name="P70" style:family="paragraph" style:parent-style-name="Standard">
      <style:text-properties officeooo:paragraph-rsid="006b9f8e"/>
    </style:style>
    <style:style style:name="P71" style:family="paragraph" style:parent-style-name="Text_20_body">
      <style:text-properties officeooo:paragraph-rsid="006b9f8e"/>
    </style:style>
    <style:style style:name="P72" style:family="paragraph" style:parent-style-name="Text_20_body">
      <style:text-properties officeooo:rsid="006b9f8e" officeooo:paragraph-rsid="006b9f8e"/>
    </style:style>
    <style:style style:name="P73" style:family="paragraph" style:parent-style-name="Heading_20_1">
      <style:paragraph-properties fo:margin-top="0in" fo:margin-bottom="0in" style:contextual-spacing="false"/>
      <style:text-properties officeooo:rsid="00191d6b" officeooo:paragraph-rsid="006b9f8e"/>
    </style:style>
    <style:style style:name="P74" style:family="paragraph" style:parent-style-name="Heading_20_1">
      <style:paragraph-properties fo:margin-top="0in" fo:margin-bottom="0in" style:contextual-spacing="false"/>
      <style:text-properties officeooo:rsid="00191d6b" officeooo:paragraph-rsid="0052504a"/>
    </style:style>
    <style:style style:name="P75" style:family="paragraph" style:parent-style-name="Heading_20_1">
      <style:paragraph-properties fo:margin-top="0in" fo:margin-bottom="0in" style:contextual-spacing="false"/>
      <style:text-properties officeooo:rsid="00191d6b" officeooo:paragraph-rsid="0038792a"/>
    </style:style>
    <style:style style:name="P76" style:family="paragraph" style:parent-style-name="Heading_20_1">
      <style:paragraph-properties fo:margin-top="0in" fo:margin-bottom="0in" style:contextual-spacing="false"/>
      <style:text-properties officeooo:rsid="00191d6b" officeooo:paragraph-rsid="00191d6b"/>
    </style:style>
    <style:style style:name="P77" style:family="paragraph" style:parent-style-name="Heading_20_1">
      <style:paragraph-properties fo:margin-top="0in" fo:margin-bottom="0in" style:contextual-spacing="false"/>
      <style:text-properties officeooo:paragraph-rsid="00184242"/>
    </style:style>
    <style:style style:name="P78" style:family="paragraph" style:parent-style-name="Heading_20_2">
      <style:text-properties officeooo:paragraph-rsid="006b9f8e"/>
    </style:style>
    <style:style style:name="P79" style:family="paragraph" style:parent-style-name="Heading_20_2">
      <style:text-properties officeooo:paragraph-rsid="005297dc"/>
    </style:style>
    <style:style style:name="P80" style:family="paragraph" style:parent-style-name="Heading_20_2">
      <style:text-properties officeooo:paragraph-rsid="0052504a"/>
    </style:style>
    <style:style style:name="P81" style:family="paragraph" style:parent-style-name="Heading_20_2">
      <style:text-properties officeooo:paragraph-rsid="00545a4f"/>
    </style:style>
    <style:style style:name="P82" style:family="paragraph" style:parent-style-name="Heading_20_2">
      <style:text-properties officeooo:rsid="001e9363" officeooo:paragraph-rsid="001e9363"/>
    </style:style>
    <style:style style:name="P83" style:family="paragraph" style:parent-style-name="Heading_20_2">
      <style:text-properties officeooo:paragraph-rsid="00184242"/>
    </style:style>
    <style:style style:name="P84" style:family="paragraph" style:parent-style-name="Heading_20_3">
      <style:text-properties officeooo:paragraph-rsid="00184242"/>
    </style:style>
    <style:style style:name="P85" style:family="paragraph" style:parent-style-name="Text_20_body" style:list-style-name="L1">
      <style:paragraph-properties fo:margin-top="0in" fo:margin-bottom="0in" style:contextual-spacing="false"/>
      <style:text-properties officeooo:paragraph-rsid="00184242"/>
    </style:style>
    <style:style style:name="P86" style:family="paragraph" style:parent-style-name="Text_20_body" style:list-style-name="L1">
      <style:text-properties officeooo:paragraph-rsid="00184242"/>
    </style:style>
    <style:style style:name="P87" style:family="paragraph" style:parent-style-name="Text_20_body" style:list-style-name="L2">
      <style:paragraph-properties fo:margin-top="0in" fo:margin-bottom="0in" style:contextual-spacing="false"/>
      <style:text-properties officeooo:paragraph-rsid="00184242"/>
    </style:style>
    <style:style style:name="P88" style:family="paragraph" style:parent-style-name="Text_20_body" style:list-style-name="L2">
      <style:text-properties officeooo:paragraph-rsid="00184242"/>
    </style:style>
    <style:style style:name="P89" style:family="paragraph" style:parent-style-name="Text_20_body" style:list-style-name="L3">
      <style:text-properties officeooo:paragraph-rsid="00184242"/>
    </style:style>
    <style:style style:name="P90" style:family="paragraph" style:parent-style-name="Text_20_body" style:list-style-name="L4">
      <style:paragraph-properties fo:margin-top="0in" fo:margin-bottom="0in" style:contextual-spacing="false"/>
      <style:text-properties officeooo:paragraph-rsid="00184242"/>
    </style:style>
    <style:style style:name="P91" style:family="paragraph" style:parent-style-name="Text_20_body" style:list-style-name="L4">
      <style:text-properties officeooo:paragraph-rsid="00184242"/>
    </style:style>
    <style:style style:name="P92" style:family="paragraph" style:parent-style-name="Text_20_body" style:list-style-name="L5">
      <style:paragraph-properties fo:margin-top="0in" fo:margin-bottom="0in" style:contextual-spacing="false"/>
      <style:text-properties officeooo:paragraph-rsid="00184242"/>
    </style:style>
    <style:style style:name="P93" style:family="paragraph" style:parent-style-name="Text_20_body" style:list-style-name="L5">
      <style:text-properties officeooo:paragraph-rsid="00184242"/>
    </style:style>
    <style:style style:name="P94" style:family="paragraph" style:parent-style-name="Text_20_body" style:list-style-name="L6">
      <style:paragraph-properties fo:margin-top="0in" fo:margin-bottom="0in" style:contextual-spacing="false"/>
      <style:text-properties officeooo:paragraph-rsid="00184242"/>
    </style:style>
    <style:style style:name="P95" style:family="paragraph" style:parent-style-name="Text_20_body" style:list-style-name="L6">
      <style:text-properties officeooo:paragraph-rsid="00184242"/>
    </style:style>
    <style:style style:name="P96" style:family="paragraph" style:parent-style-name="Text_20_body">
      <style:text-properties officeooo:rsid="005b535e" officeooo:paragraph-rsid="0076d41d"/>
    </style:style>
    <style:style style:name="T1" style:family="text">
      <style:text-properties officeooo:rsid="006a1e8a"/>
    </style:style>
    <style:style style:name="T2" style:family="text">
      <style:text-properties officeooo:rsid="0062fe90"/>
    </style:style>
    <style:style style:name="T3" style:family="text">
      <style:text-properties officeooo:rsid="00191d6b"/>
    </style:style>
    <style:style style:name="T4" style:family="text">
      <style:text-properties officeooo:rsid="001b8381"/>
    </style:style>
    <style:style style:name="T5" style:family="text">
      <style:text-properties officeooo:rsid="001d68ba"/>
    </style:style>
    <style:style style:name="T6" style:family="text">
      <style:text-properties officeooo:rsid="001e9363"/>
    </style:style>
    <style:style style:name="T7" style:family="text">
      <style:text-properties officeooo:rsid="001f991a"/>
    </style:style>
    <style:style style:name="T8" style:family="text">
      <style:text-properties officeooo:rsid="00214765"/>
    </style:style>
    <style:style style:name="T9" style:family="text">
      <style:text-properties officeooo:rsid="002335a8"/>
    </style:style>
    <style:style style:name="T10" style:family="text">
      <style:text-properties officeooo:rsid="0027ce66"/>
    </style:style>
    <style:style style:name="T11" style:family="text">
      <style:text-properties officeooo:rsid="0029b033"/>
    </style:style>
    <style:style style:name="T12" style:family="text">
      <style:text-properties officeooo:rsid="002b39c7"/>
    </style:style>
    <style:style style:name="T13" style:family="text">
      <style:text-properties officeooo:rsid="002fd43d"/>
    </style:style>
    <style:style style:name="T14" style:family="text">
      <style:text-properties officeooo:rsid="00306528"/>
    </style:style>
    <style:style style:name="T15" style:family="text">
      <style:text-properties officeooo:rsid="003098b6"/>
    </style:style>
    <style:style style:name="T16" style:family="text">
      <style:text-properties officeooo:rsid="0038792a"/>
    </style:style>
    <style:style style:name="T17" style:family="text">
      <style:text-properties officeooo:rsid="00404f68"/>
    </style:style>
    <style:style style:name="T18" style:family="text">
      <style:text-properties officeooo:rsid="0043d4ca"/>
    </style:style>
    <style:style style:name="T19" style:family="text">
      <style:text-properties officeooo:rsid="0046b6a1"/>
    </style:style>
    <style:style style:name="T20" style:family="text">
      <style:text-properties officeooo:rsid="00483548"/>
    </style:style>
    <style:style style:name="T21" style:family="text">
      <style:text-properties officeooo:rsid="0049c942"/>
    </style:style>
    <style:style style:name="T22" style:family="text">
      <style:text-properties officeooo:rsid="004b868a"/>
    </style:style>
    <style:style style:name="T23" style:family="text">
      <style:text-properties officeooo:rsid="004cc93a"/>
    </style:style>
    <style:style style:name="T24" style:family="text">
      <style:text-properties officeooo:rsid="004e8940"/>
    </style:style>
    <style:style style:name="T25" style:family="text">
      <style:text-properties officeooo:rsid="00508574"/>
    </style:style>
    <style:style style:name="T26" style:family="text">
      <style:text-properties officeooo:rsid="0052504a"/>
    </style:style>
    <style:style style:name="T27" style:family="text">
      <style:text-properties style:font-name="Albany" fo:font-size="18.2000007629395pt" fo:font-weight="bold" officeooo:rsid="0052504a"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06b9f8e" style:font-name-asian="Microsoft YaHei" style:font-size-asian="18.2000007629395pt" style:font-weight-asian="bold" style:font-name-complex="Mangal1" style:font-size-complex="18.2000007629395pt" style:font-weight-complex="bold"/>
    </style:style>
    <style:style style:name="T29" style:family="text">
      <style:text-properties officeooo:rsid="005297dc"/>
    </style:style>
    <style:style style:name="T30" style:family="text">
      <style:text-properties officeooo:rsid="00545a4f"/>
    </style:style>
    <style:style style:name="T31" style:family="text">
      <style:text-properties officeooo:rsid="0055934a"/>
    </style:style>
    <style:style style:name="T32" style:family="text">
      <style:text-properties officeooo:rsid="0056c856"/>
    </style:style>
    <style:style style:name="T33" style:family="text">
      <style:text-properties officeooo:rsid="00583ef8"/>
    </style:style>
    <style:style style:name="T34" style:family="text">
      <style:text-properties officeooo:rsid="00585ae4"/>
    </style:style>
    <style:style style:name="T35" style:family="text">
      <style:text-properties officeooo:rsid="00598888"/>
    </style:style>
    <style:style style:name="T36" style:family="text">
      <style:text-properties officeooo:rsid="005cf52c"/>
    </style:style>
    <style:style style:name="T37" style:family="text">
      <style:text-properties officeooo:rsid="005d8379"/>
    </style:style>
    <style:style style:name="T38" style:family="text">
      <style:text-properties officeooo:rsid="005de0f0"/>
    </style:style>
    <style:style style:name="T39" style:family="text">
      <style:text-properties officeooo:rsid="005fabc1"/>
    </style:style>
    <style:style style:name="T40" style:family="text">
      <style:text-properties officeooo:rsid="006043e2"/>
    </style:style>
    <style:style style:name="T41" style:family="text">
      <style:text-properties officeooo:rsid="00614b90"/>
    </style:style>
    <style:style style:name="T42" style:family="text">
      <style:text-properties officeooo:rsid="006435f1"/>
    </style:style>
    <style:style style:name="T43" style:family="text">
      <style:text-properties officeooo:rsid="00655062"/>
    </style:style>
    <style:style style:name="T44" style:family="text">
      <style:text-properties officeooo:rsid="0066fdf6"/>
    </style:style>
    <style:style style:name="T45" style:family="text">
      <style:text-properties officeooo:rsid="00685a4e"/>
    </style:style>
    <style:style style:name="T46" style:family="text">
      <style:text-properties officeooo:rsid="007871b7"/>
    </style:style>
    <style:style style:name="T47" style:family="text">
      <style:text-properties officeooo:rsid="007a771a"/>
    </style:style>
    <style:style style:name="T48" style:family="text">
      <style:text-properties officeooo:rsid="0078cf69"/>
    </style:style>
    <style:style style:name="T49" style:family="text">
      <style:text-properties officeooo:rsid="00695a0a"/>
    </style:style>
    <style:style style:name="T50" style:family="text">
      <style:text-properties officeooo:rsid="007563d7"/>
    </style:style>
    <style:style style:name="T51" style:family="text">
      <style:text-properties officeooo:rsid="00696c4d"/>
    </style:style>
    <style:style style:name="T52" style:family="text">
      <style:text-properties officeooo:rsid="006b9f8e"/>
    </style:style>
    <style:style style:name="T53" style:family="text">
      <style:text-properties officeooo:rsid="006e2228"/>
    </style:style>
    <style:style style:name="T54" style:family="text">
      <style:text-properties officeooo:rsid="006eebcb"/>
    </style:style>
    <style:style style:name="T55" style:family="text">
      <style:text-properties officeooo:rsid="007022cc"/>
    </style:style>
    <style:style style:name="T56" style:family="text">
      <style:text-properties officeooo:rsid="0071d3ac"/>
    </style:style>
    <style:style style:name="T57" style:family="text">
      <style:text-properties officeooo:rsid="007249b4"/>
    </style:style>
    <style:style style:name="T58" style:family="text">
      <style:text-properties officeooo:rsid="007e0efb"/>
    </style:style>
    <style:style style:name="T59" style:family="text">
      <style:text-properties officeooo:rsid="00687942"/>
    </style:style>
    <style:style style:name="T60" style:family="text">
      <style:text-properties officeooo:rsid="00863198"/>
    </style:style>
    <style:style style:name="T61" style:family="text">
      <style:text-properties officeooo:rsid="00878fb2"/>
    </style:style>
    <style:style style:name="T62" style:family="text">
      <style:text-properties officeooo:rsid="00641cf0"/>
    </style:style>
    <style:style style:name="T63" style:family="text">
      <style:text-properties officeooo:rsid="0075339c"/>
    </style:style>
    <style:style style:name="T64" style:family="text">
      <style:text-properties officeooo:rsid="00761bc2"/>
    </style:style>
    <style:style style:name="T65" style:family="text">
      <style:text-properties officeooo:rsid="0076d41d"/>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3272in" svg:height="0.3272in" draw:z-index="1"><draw:image xlink:href="Pictures/100000010000008000000080BFEC6B6D.png" xlink:type="simple" xlink:show="embed" xlink:actuate="onLoad" draw:mime-type="image/png"/></draw:frame></text:p>
          </table:table-cell>
          <table:table-cell table:style-name="Tabelle10.B1" office:value-type="string">
            <text:p text:style-name="P49"><text:s/>3<text:span text:style-name="T2">9</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6"><text:a xlink:type="simple" xlink:href="#__RefHeading___Toc714_2188249977%20Copy%201" text:style-name="Index_20_Link" text:visited-style-name="Index_20_Link">Bforartists 4 History<text:tab/>1</text:a></text:p>
          <text:p text:style-name="P47"><text:a xlink:type="simple" xlink:href="#__RefHeading___Toc816_3360024113%20Copy%201" text:style-name="Index_20_Link" text:visited-style-name="Index_20_Link">Preface:<text:tab/>1</text:a></text:p>
          <text:p text:style-name="P47"><text:a xlink:type="simple" xlink:href="#__RefHeading___Toc716_2188249977%20Copy%201" text:style-name="Index_20_Link" text:visited-style-name="Index_20_Link">History:<text:tab/>1</text:a></text:p>
          <text:p text:style-name="P46"><text:a xlink:type="simple" xlink:href="#__RefHeading___Toc714_2188249977" text:style-name="Index_20_Link" text:visited-style-name="Index_20_Link">Bforartists 3 History<text:tab/>1</text:a></text:p>
          <text:p text:style-name="P47"><text:a xlink:type="simple" xlink:href="#__RefHeading___Toc816_3360024113" text:style-name="Index_20_Link" text:visited-style-name="Index_20_Link">Preface:<text:tab/>1</text:a></text:p>
          <text:p text:style-name="P47"><text:a xlink:type="simple" xlink:href="#__RefHeading___Toc716_2188249977" text:style-name="Index_20_Link" text:visited-style-name="Index_20_Link">History:<text:tab/>2</text:a></text:p>
          <text:p text:style-name="P46"><text:a xlink:type="simple" xlink:href="#__RefHeading___Toc441_3420913013" text:style-name="Index_20_Link" text:visited-style-name="Index_20_Link">Bforartists 2 History<text:tab/>2</text:a></text:p>
          <text:p text:style-name="P47"><text:a xlink:type="simple" xlink:href="#__RefHeading___Toc443_3420913013" text:style-name="Index_20_Link" text:visited-style-name="Index_20_Link">Preface:<text:tab/>3</text:a></text:p>
          <text:p text:style-name="P47"><text:a xlink:type="simple" xlink:href="#__RefHeading___Toc445_3420913013" text:style-name="Index_20_Link" text:visited-style-name="Index_20_Link">History:<text:tab/>3</text:a></text:p>
          <text:p text:style-name="P46"><text:a xlink:type="simple" xlink:href="#__RefHeading___Toc453_413504702" text:style-name="Index_20_Link" text:visited-style-name="Index_20_Link">Bforartists 1 History<text:tab/>4</text:a></text:p>
          <text:p text:style-name="P47"><text:a xlink:type="simple" xlink:href="#__RefHeading___Toc350_538252068" text:style-name="Index_20_Link" text:visited-style-name="Index_20_Link">Preface:<text:tab/>4</text:a></text:p>
          <text:p text:style-name="P47"><text:a xlink:type="simple" xlink:href="#__RefHeading___Toc352_538252068" text:style-name="Index_20_Link" text:visited-style-name="Index_20_Link">History:<text:tab/>4</text:a></text:p>
          <text:p text:style-name="P46"><text:a xlink:type="simple" xlink:href="#__RefHeading___Toc457_413504702" text:style-name="Index_20_Link" text:visited-style-name="Index_20_Link">Blender’s History<text:tab/>6</text:a></text:p>
          <text:p text:style-name="P47"><text:a xlink:type="simple" xlink:href="#__RefHeading___Toc459_413504702" text:style-name="Index_20_Link" text:visited-style-name="Index_20_Link">Video: From Blender 1.60 to 2.50<text:tab/>7</text:a></text:p>
          <text:p text:style-name="P47"><text:a xlink:type="simple" xlink:href="#__RefHeading___Toc461_413504702" text:style-name="Index_20_Link" text:visited-style-name="Index_20_Link">Version/Revision Milestones<text:tab/>7</text:a></text:p>
          <text:p text:style-name="P48"><text:a xlink:type="simple" xlink:href="#__RefHeading___Toc463_413504702" text:style-name="Index_20_Link" text:visited-style-name="Index_20_Link">The start!<text:tab/>7</text:a></text:p>
          <text:p text:style-name="P48"><text:a xlink:type="simple" xlink:href="#__RefHeading___Toc465_413504702" text:style-name="Index_20_Link" text:visited-style-name="Index_20_Link">Blender goes Open Source<text:tab/>7</text:a></text:p>
          <text:p text:style-name="P48"><text:a xlink:type="simple" xlink:href="#__RefHeading___Toc467_413504702" text:style-name="Index_20_Link" text:visited-style-name="Index_20_Link">Blender 2.5x - The Recode!<text:tab/>8</text:a></text:p>
          <text:p text:style-name="P48"><text:a xlink:type="simple" xlink:href="#__RefHeading___Toc469_413504702" text:style-name="Index_20_Link" text:visited-style-name="Index_20_Link">Blender 2.6x to 2.7x - Improvements &amp; Stabalizing<text:tab/>8</text:a></text:p>
          <text:p text:style-name="P46"><text:a xlink:type="simple" xlink:href="#__RefHeading___Toc471_413504702" text:style-name="Index_20_Link" text:visited-style-name="Index_20_Link">About Free Software and the GPL<text:tab/>10</text:a></text:p>
        </text:index-body>
      </text:table-of-content>
      <text:p text:style-name="P8"/>
      <text:p text:style-name="P70"/>
      <text:p text:style-name="P70"/>
      <text:p text:style-name="P70"/>
      <table:table table:name="Table1" table:style-name="Table1">
        <table:table-column table:style-name="Table1.A"/>
        <table:table-row>
          <table:table-cell table:style-name="Table1.A1" office:value-type="string">
            <text:h text:style-name="P73" text:outline-level="1"><text:bookmark-start text:name="__RefHeading___Toc714_2188249977 Copy 1"/>Bforartists <text:span text:style-name="T28">4</text:span><text:span text:style-name="T16"> </text:span>History<text:bookmark-end text:name="__RefHeading___Toc714_2188249977 Copy 1"/></text:h>
          </table:table-cell>
        </table:table-row>
      </table:table>
      <text:p text:style-name="P70"/>
      <text:h text:style-name="P78" text:outline-level="2"><text:bookmark-start text:name="__RefHeading___Toc816_3360024113 Copy 1"/>Preface: <text:bookmark-end text:name="__RefHeading___Toc816_3360024113 Copy 1"/></text:h>
      <text:p text:style-name="P71"><text:span text:style-name="T29">The </text:span>Bforartists <text:span text:style-name="T52">4</text:span> <text:span text:style-name="T29">release </text:span>marks <text:span text:style-name="T52">a milestone in the history of Bforartists, where for the first time, the project was <text:s/>presented at the Blender Conference 2023. This also marks the dawn of a development stage of creating asset presets and polish for various artists in a shifting landscape meanwhile keeping up with Blender development. </text:span></text:p>
      <text:h text:style-name="P78" text:outline-level="2"><text:bookmark-start text:name="__RefHeading___Toc716_2188249977 Copy 1"/>History:<text:bookmark-end text:name="__RefHeading___Toc716_2188249977 Copy 1"/></text:h>
      <text:p text:style-name="P96"><text:span text:style-name="T65">03</text:span>.0<text:span text:style-name="T65">4</text:span>.2025 – <text:span text:style-name="T63">Bforartists </text:span><text:span text:style-name="T58">4</text:span><text:span text:style-name="T59">.</text:span><text:span text:style-name="T65">4.0</text:span><text:span text:style-name="T62"> </text:span><text:span text:style-name="T63">released.</text:span></text:p>
      <text:p text:style-name="P68"><text:span text:style-name="T64">15</text:span>.0<text:span text:style-name="T64">2</text:span>.2025 – <text:span text:style-name="T63">Bforartists </text:span><text:span text:style-name="T58">4</text:span><text:span text:style-name="T59">.</text:span><text:span text:style-name="T60">3</text:span><text:span text:style-name="T46">.</text:span><text:span text:style-name="T64">3</text:span><text:span text:style-name="T62"> </text:span><text:span text:style-name="T63">released.</text:span></text:p>
      <text:p text:style-name="P67">24.01.2025 – <text:span text:style-name="T63">Bforartists </text:span><text:span text:style-name="T58">4</text:span><text:span text:style-name="T59">.</text:span><text:span text:style-name="T60">3</text:span><text:span text:style-name="T46">.</text:span><text:span text:style-name="T61">2</text:span><text:span text:style-name="T62"> </text:span><text:span text:style-name="T63">released.</text:span></text:p>
      <text:p text:style-name="P65"><text:span text:style-name="T56">12</text:span><text:span text:style-name="T46">.</text:span><text:span text:style-name="T56">12</text:span><text:span text:style-name="T49">.202</text:span><text:span text:style-name="T53">4</text:span> – Bforartists <text:span text:style-name="T52">4</text:span>.<text:span text:style-name="T56">3</text:span><text:span text:style-name="T44">.</text:span><text:span text:style-name="T55">1</text:span> released.</text:p>
      <text:p text:style-name="P65"><text:span text:style-name="T56">28</text:span><text:span text:style-name="T46">.</text:span><text:span text:style-name="T56">11</text:span><text:span text:style-name="T49">.202</text:span><text:span text:style-name="T53">4</text:span> – Bforartists <text:span text:style-name="T52">4</text:span>.<text:span text:style-name="T56">3</text:span><text:span text:style-name="T44">.</text:span><text:span text:style-name="T56">0</text:span> released.</text:p>
      <text:p text:style-name="P66"><text:span text:style-name="T57">02</text:span><text:span text:style-name="T46">.</text:span><text:span text:style-name="T53">0</text:span><text:span text:style-name="T57">9</text:span><text:span text:style-name="T49">.202</text:span><text:span text:style-name="T53">4</text:span> – Bforartists <text:span text:style-name="T52">4</text:span>.<text:span text:style-name="T54">2</text:span><text:span text:style-name="T44">.</text:span><text:span text:style-name="T57">2</text:span> released.</text:p>
      <text:p text:style-name="P64"><text:soft-page-break/><text:span text:style-name="T55">27</text:span><text:span text:style-name="T46">.</text:span><text:span text:style-name="T53">0</text:span><text:span text:style-name="T55">8</text:span><text:span text:style-name="T49">.202</text:span><text:span text:style-name="T53">4</text:span> – Bforartists <text:span text:style-name="T52">4</text:span>.<text:span text:style-name="T54">2</text:span><text:span text:style-name="T44">.</text:span><text:span text:style-name="T55">1</text:span> released.</text:p>
      <text:p text:style-name="P63"><text:span text:style-name="T54">30</text:span><text:span text:style-name="T46">.</text:span><text:span text:style-name="T53">0</text:span><text:span text:style-name="T54">7</text:span><text:span text:style-name="T49">.202</text:span><text:span text:style-name="T53">4</text:span> – Bforartists <text:span text:style-name="T52">4</text:span>.<text:span text:style-name="T54">2</text:span><text:span text:style-name="T44">.</text:span><text:span text:style-name="T54">0</text:span> released.</text:p>
      <text:p text:style-name="P62"><text:span text:style-name="T53">23</text:span><text:span text:style-name="T46">.</text:span><text:span text:style-name="T53">03</text:span><text:span text:style-name="T49">.202</text:span><text:span text:style-name="T53">4</text:span> – Bforartists <text:span text:style-name="T52">4</text:span>.<text:span text:style-name="T53">1</text:span><text:span text:style-name="T44">.</text:span><text:span text:style-name="T53">1</text:span> released.</text:p>
      <text:p text:style-name="P62"><text:span text:style-name="T53">01</text:span><text:span text:style-name="T46">.</text:span><text:span text:style-name="T53">04</text:span><text:span text:style-name="T49">.202</text:span><text:span text:style-name="T53">4</text:span> – Bforartists <text:span text:style-name="T52">4</text:span>.<text:span text:style-name="T53">1</text:span><text:span text:style-name="T44">.</text:span><text:span text:style-name="T53">0</text:span> released.</text:p>
      <text:p text:style-name="P61"><text:span text:style-name="T52">11</text:span><text:span text:style-name="T46">.</text:span><text:span text:style-name="T52">12</text:span><text:span text:style-name="T49">.202</text:span><text:span text:style-name="T50">3</text:span> – Bforartists <text:span text:style-name="T52">4</text:span>.<text:span text:style-name="T52">0</text:span><text:span text:style-name="T44">.</text:span><text:span text:style-name="T51">2</text:span> released.</text:p>
      <text:p text:style-name="P72">18<text:span text:style-name="T44">.</text:span>11.202<text:span text:style-name="T41">3</text:span> – Bforartists 4.0<text:span text:style-name="T44">.</text:span><text:span text:style-name="T45">1</text:span> released.</text:p>
      <text:p text:style-name="P10"/>
      <table:table table:name="Tabelle5" table:style-name="Tabelle5">
        <table:table-column table:style-name="Tabelle5.A"/>
        <table:table-row>
          <table:table-cell table:style-name="Tabelle5.A1" office:value-type="string">
            <text:h text:style-name="P74" text:outline-level="1"><text:bookmark-start text:name="__RefHeading___Toc714_2188249977"/>Bforartists <text:span text:style-name="T27">3</text:span><text:span text:style-name="T16"> </text:span>History<text:bookmark-end text:name="__RefHeading___Toc714_2188249977"/></text:h>
          </table:table-cell>
        </table:table-row>
      </table:table>
      <text:p text:style-name="P10"/>
      <text:h text:style-name="P79" text:outline-level="2"><text:bookmark-start text:name="__RefHeading___Toc816_3360024113"/>Preface: <text:bookmark-end text:name="__RefHeading___Toc816_3360024113"/></text:h>
      <text:p text:style-name="P41"><text:span text:style-name="T29">The </text:span>Bforartists 3 <text:span text:style-name="T29">release </text:span>marks another milestone in the <text:span text:style-name="T26">history of Bforartists</text:span>. There is nothing really special in feature terms. It's the permanent continued development <text:span text:style-name="T26">and improvement </text:span>as <text:span text:style-name="T26">we do since years</text:span>. <text:span text:style-name="T26">Bit by bit. </text:span><text:span text:style-name="T29">And improvement by improvement. A left aligned prop here, a new panel to improve usability there, and so on.</text:span></text:p>
      <text:p text:style-name="P41">But <text:span text:style-name="T29">with Blender 3</text:span> there is also a Bforartists version 3<text:span text:style-name="T26">, with all the features from Blender 3.</text:span></text:p>
      <text:p text:style-name="Text_20_body"><text:span text:style-name="T29">Until Bforartists 3 we followed our own versioning. </text:span><text:span text:style-name="T26">In the future we</text:span> will try to stick as close as possible to the Blender versioning<text:span text:style-name="T26"> numbers</text:span>. To make <text:span text:style-name="T26">clear</text:span> what Blender version is compatible with what Bforartists version<text:span text:style-name="T26">,</text:span> and vice versa.<text:span text:style-name="T29"> It can still happen though that this goes out of sync. In case we need to do a showstopper release for example. But the plan is to stick close.</text:span></text:p>
      <text:p text:style-name="P69">With Bforartists 3 we also have reached a point where the manageable big development goals by u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80" text:outline-level="2"><text:bookmark-start text:name="__RefHeading___Toc716_2188249977"/>History:<text:bookmark-end text:name="__RefHeading___Toc716_2188249977"/></text:h>
      <text:p text:style-name="P60"><text:span text:style-name="T47">28</text:span><text:span text:style-name="T46">.0</text:span><text:span text:style-name="T48">8</text:span><text:span text:style-name="T49">.202</text:span><text:span text:style-name="T50">3</text:span> – Bforartists 3.<text:span text:style-name="T44">6.</text:span><text:span text:style-name="T51">2</text:span> released.</text:p>
      <text:p text:style-name="P59"><text:span text:style-name="T44">0</text:span><text:span text:style-name="T45">7</text:span><text:span text:style-name="T44">.0</text:span><text:span text:style-name="T45">8</text:span>.202<text:span text:style-name="T41">3</text:span> – Bforartists 3.<text:span text:style-name="T44">6.</text:span><text:span text:style-name="T45">1</text:span> released.</text:p>
      <text:p text:style-name="P58"><text:span text:style-name="T44">05.07</text:span>.202<text:span text:style-name="T41">3</text:span> – Bforartists 3.<text:span text:style-name="T44">6.0</text:span> released.</text:p>
      <text:p text:style-name="P58"><text:span text:style-name="T42">0</text:span><text:span text:style-name="T43">8</text:span><text:span text:style-name="T42">.0</text:span><text:span text:style-name="T43">5</text:span>.202<text:span text:style-name="T41">3</text:span> – Bforartists 3.<text:span text:style-name="T42">5.</text:span><text:span text:style-name="T43">1</text:span> released.</text:p>
      <text:p text:style-name="P57"><text:span text:style-name="T42">03.04</text:span>.202<text:span text:style-name="T41">3</text:span> – Bforartists 3.<text:span text:style-name="T42">5.0</text:span> released.</text:p>
      <text:p text:style-name="P56"><text:span text:style-name="T41">1</text:span><text:span text:style-name="T39">0.</text:span><text:span text:style-name="T41">01</text:span>.202<text:span text:style-name="T41">3</text:span> – Bforartists 3.<text:span text:style-name="T40">4.</text:span><text:span text:style-name="T41">1</text:span> released.</text:p>
      <text:p text:style-name="P55"><text:span text:style-name="T39">07.12</text:span>.2022 – Bforartists 3.<text:span text:style-name="T40">4.0</text:span> released.</text:p>
      <text:p text:style-name="P54"><text:span text:style-name="T38">12.10</text:span>.2022 – Bforartists 3.<text:span text:style-name="T37">3.</text:span><text:span text:style-name="T38">1</text:span> released.</text:p>
      <text:p text:style-name="P52"><text:span text:style-name="T37">07.09</text:span>.2022 – Bforartists 3.<text:span text:style-name="T37">3.0</text:span> released.</text:p>
      <text:p text:style-name="P53"><text:soft-page-break/>08.0<text:span text:style-name="T36">8</text:span>.2022 – Bforartists 3.2.<text:span text:style-name="T36">2</text:span> released.</text:p>
      <text:p text:style-name="P51">08.07.2022 – Bforartists 3.2.1 released.</text:p>
      <text:p text:style-name="P50"><text:span text:style-name="T32">0</text:span><text:span text:style-name="T34">9</text:span><text:span text:style-name="T32">.0</text:span><text:span text:style-name="T35">6</text:span><text:span text:style-name="T30">.</text:span><text:span text:style-name="T35"> </text:span><text:span text:style-name="T24">20</text:span><text:span text:style-name="T30">22</text:span><text:span text:style-name="T19"> - </text:span><text:span text:style-name="T18">Bforartists </text:span><text:span text:style-name="T26">3.</text:span><text:span text:style-name="T35">2.0</text:span><text:span text:style-name="T26"> </text:span><text:span text:style-name="T18">released.</text:span></text:p>
      <text:p text:style-name="P44"><text:span text:style-name="T32">0</text:span><text:span text:style-name="T34">9</text:span><text:span text:style-name="T32">.04</text:span><text:span text:style-name="T30">. </text:span><text:span text:style-name="T24">20</text:span><text:span text:style-name="T30">22</text:span><text:span text:style-name="T19"> - </text:span><text:span text:style-name="T18">Bforartists </text:span><text:span text:style-name="T26">3.</text:span><text:span text:style-name="T31">1.</text:span><text:span text:style-name="T34">3</text:span><text:span text:style-name="T26"> </text:span><text:span text:style-name="T18">released.</text:span><text:span text:style-name="T23"> </text:span><text:span text:style-name="T34">A hotfix release.</text:span></text:p>
      <text:p text:style-name="P45"><text:span text:style-name="T32">04.04</text:span><text:span text:style-name="T30">. </text:span><text:span text:style-name="T24">20</text:span><text:span text:style-name="T30">22</text:span><text:span text:style-name="T19"> - </text:span><text:span text:style-name="T18">Bforartists </text:span><text:span text:style-name="T26">3.</text:span><text:span text:style-name="T31">1.</text:span><text:span text:style-name="T32">2</text:span><text:span text:style-name="T26"> </text:span><text:span text:style-name="T18">released.</text:span><text:span text:style-name="T23"> </text:span></text:p>
      <text:p text:style-name="P43"><text:span text:style-name="T31">10.03</text:span><text:span text:style-name="T30">. </text:span><text:span text:style-name="T24">20</text:span><text:span text:style-name="T30">22</text:span><text:span text:style-name="T19"> - </text:span><text:span text:style-name="T18">Bforartists </text:span><text:span text:style-name="T26">3.</text:span><text:span text:style-name="T31">1.0</text:span><text:span text:style-name="T26"> </text:span><text:span text:style-name="T18">released.</text:span><text:span text:style-name="T23"> </text:span></text:p>
      <text:p text:style-name="P42"><text:span text:style-name="T30">02.02. </text:span><text:span text:style-name="T24">20</text:span><text:span text:style-name="T30">22</text:span><text:span text:style-name="T19"> - </text:span><text:span text:style-name="T18">Bforartists </text:span><text:span text:style-name="T26">3.0.</text:span><text:span text:style-name="T30">1</text:span><text:span text:style-name="T26"> </text:span><text:span text:style-name="T18">released.</text:span><text:span text:style-name="T23"> </text:span></text:p>
      <text:p text:style-name="P11"><text:span text:style-name="T26">03.12</text:span><text:span text:style-name="T24">.2021</text:span><text:span text:style-name="T19"> - </text:span><text:span text:style-name="T18">Bforartists </text:span><text:span text:style-name="T26">3.0.0 </text:span><text:span text:style-name="T18">released.</text:span><text:span text:style-name="T23"> </text:span></text:p>
      <text:p text:style-name="P8"/>
      <table:table table:name="Tabelle4" table:style-name="Tabelle4">
        <table:table-column table:style-name="Tabelle4.A"/>
        <table:table-row>
          <table:table-cell table:style-name="Tabelle4.A1" office:value-type="string">
            <text:h text:style-name="P75" text:outline-level="1"><text:bookmark-start text:name="__RefHeading___Toc441_3420913013"/>Bforartists <text:span text:style-name="T16">2 </text:span>History<text:bookmark-end text:name="__RefHeading___Toc441_3420913013"/></text:h>
          </table:table-cell>
        </table:table-row>
      </table:table>
      <text:p text:style-name="P3"/>
      <text:h text:style-name="Heading_20_2" text:outline-level="2"><text:bookmark-start text:name="__RefHeading___Toc443_3420913013"/>Preface: <text:bookmark-end text:name="__RefHeading___Toc443_3420913013"/></text:h>
      <text:p text:style-name="P4"/>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text:span text:style-name="T33">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4"/>
      <text:h text:style-name="P81" text:outline-level="2"><text:bookmark-start text:name="__RefHeading___Toc445_3420913013"/>History:<text:bookmark-end text:name="__RefHeading___Toc445_3420913013"/></text:h>
      <text:p text:style-name="P40"><text:span text:style-name="T25">18</text:span><text:span text:style-name="T24">.07.2021</text:span><text:span text:style-name="T19"> - </text:span><text:span text:style-name="T18">Bforartists 2.</text:span><text:span text:style-name="T22">9</text:span><text:span text:style-name="T20">.</text:span><text:span text:style-name="T25">3</text:span><text:span text:style-name="T18"> released.</text:span><text:span text:style-name="T23"> </text:span></text:p>
      <text:p text:style-name="P39"><text:span text:style-name="T24">01.07.2021</text:span><text:span text:style-name="T19"> - </text:span><text:span text:style-name="T18">Bforartists 2.</text:span><text:span text:style-name="T22">9</text:span><text:span text:style-name="T20">.</text:span><text:span text:style-name="T24">2</text:span><text:span text:style-name="T18"> released.</text:span><text:span text:style-name="T23"> </text:span><text:span text:style-name="T24">A showstopper bug made a new version necessary.</text:span></text:p>
      <text:p text:style-name="P38"><text:span text:style-name="T23">25</text:span><text:span text:style-name="T22">.06</text:span><text:span text:style-name="T20">.2021</text:span><text:span text:style-name="T19"> - </text:span><text:span text:style-name="T18">Bforartists 2.</text:span><text:span text:style-name="T22">9</text:span><text:span text:style-name="T20">.</text:span><text:span text:style-name="T23">1</text:span><text:span text:style-name="T18"> released.</text:span><text:span text:style-name="T23"> This release ends the development cycle for Bforartists 2 in general.</text:span></text:p>
      <text:p text:style-name="P33"><text:span text:style-name="T22">11.06</text:span><text:span text:style-name="T20">.2021</text:span><text:span text:style-name="T19"> - </text:span><text:span text:style-name="T18">Bforartists 2.</text:span><text:span text:style-name="T22">9</text:span><text:span text:style-name="T20">.</text:span><text:span text:style-name="T19">0</text:span><text:span text:style-name="T18"> released.</text:span></text:p>
      <text:p text:style-name="Text_20_body"><text:span text:style-name="T20">2</text:span><text:span text:style-name="T21">7</text:span><text:span text:style-name="T20">.0</text:span><text:span text:style-name="T21">2</text:span><text:span text:style-name="T20">.2021</text:span><text:span text:style-name="T19"> - </text:span><text:span text:style-name="T18">Bforartists 2.</text:span><text:span text:style-name="T21">8</text:span><text:span text:style-name="T20">.</text:span><text:span text:style-name="T19">0</text:span><text:span text:style-name="T18"> released.</text:span></text:p>
      <text:p text:style-name="Text_20_body"><text:span text:style-name="T20">26.01.2021</text:span><text:span text:style-name="T19"> - </text:span><text:span text:style-name="T18">Bforartists 2.</text:span><text:span text:style-name="T20">7.</text:span><text:span text:style-name="T19">0</text:span><text:span text:style-name="T18"> released.</text:span></text:p>
      <text:p text:style-name="Text_20_body"><text:soft-page-break/><text:span text:style-name="T19">26.11.2020 - </text:span><text:span text:style-name="T18">Bforartists 2.</text:span><text:span text:style-name="T19">6.0</text:span><text:span text:style-name="T18"> released.</text:span></text:p>
      <text:p text:style-name="Text_20_body"><text:span text:style-name="T19">24.09.2020 - </text:span><text:span text:style-name="T18">Bforartists 2.</text:span><text:span text:style-name="T19">5.1</text:span><text:span text:style-name="T18"> released.</text:span></text:p>
      <text:p text:style-name="Text_20_body">01.09.2020 - <text:span text:style-name="T18">Bforartists 2.</text:span>5.0<text:span text:style-name="T18"> released.</text:span></text:p>
      <text:p text:style-name="Text_20_body"><text:span text:style-name="T19">03</text:span><text:span text:style-name="T18">.0</text:span><text:span text:style-name="T19">7</text:span><text:span text:style-name="T18">.2020 - Bforartists 2.</text:span><text:span text:style-name="T19">4.0</text:span><text:span text:style-name="T18"> released.</text:span></text:p>
      <text:p text:style-name="Text_20_body"><text:span text:style-name="T19">10</text:span><text:span text:style-name="T18">.06.2020 - Bforartists 2.</text:span><text:span text:style-name="T19">3.0</text:span><text:span text:style-name="T18"> released.</text:span></text:p>
      <text:p text:style-name="Text_20_body"><text:span text:style-name="T18">2</text:span><text:span text:style-name="T19">6.05.2020</text:span><text:span text:style-name="T18"> - Bforartists 2.</text:span><text:span text:style-name="T19">2.0</text:span><text:span text:style-name="T18"> released.</text:span></text:p>
      <text:p text:style-name="Text_20_body">04.06.2020 - Bforartists 2.1.0 released.</text:p>
      <text:p text:style-name="P35">18.04.2019 - Bforartists 2 Gold released. This release <text:span text:style-name="T23">is the first productive version of Bforartists 2.</text:span></text:p>
      <text:p text:style-name="P35">12.04.2019 - Bforartists 2 Release candidate released.</text:p>
      <text:p text:style-name="P34"><text:span text:style-name="T18">16.03.2020 - </text:span>Bforartists 2 Beta 0.9.1 released<text:span text:style-name="T17">. The first beta. </text:span></text:p>
      <text:p text:style-name="P34"><text:span text:style-name="T17">14.02.2020 - </text:span>Bforartists 2 <text:span text:style-name="T17">Alpha</text:span> 0.9.<text:span text:style-name="T17">0</text:span> released<text:span text:style-name="T17">. </text:span></text:p>
      <text:p text:style-name="P36">21.11.2019 - Bforartists 2 Alpha 0.8.0 released. </text:p>
      <text:p text:style-name="P37">03.10.2019 - Bforartists 2 Alpha 0.7.0 released.</text:p>
      <text:p text:style-name="P37">31.07.2019 - Bforartists 2 Alpha 0.6.0 released.</text:p>
      <text:p text:style-name="P37">03.06.2019 - Bforartists 2 Alpha 0.5.0 released.</text:p>
      <text:p text:style-name="P37">06.05.2019 - Bforartists 2 Alpha 0.4.0 released.</text:p>
      <text:p text:style-name="P37">01.04.2019 - Bforartists 2 Alpha 0.3.0 released.</text:p>
      <text:p text:style-name="P37">03.03.2019 - Bforartists 2 Alpha 0.2.0 released.<text:line-break/>04.02.2019 - Bforartists 2 Alpha 0.1.0 released.</text:p>
      <text:p text:style-name="P37">01.12.2018 - Merging Blender 2.80 into Bforartists Master.</text:p>
      <text:p text:style-name="P37">27.10.2018 <text:s/>- Bforartists 2 Manifest released.</text:p>
      <text:p text:style-name="P3"/>
      <table:table table:name="Tabelle1" table:style-name="Tabelle1">
        <table:table-column table:style-name="Tabelle1.A"/>
        <table:table-row>
          <table:table-cell table:style-name="Tabelle1.A1" office:value-type="string">
            <text:h text:style-name="P76" text:outline-level="1"><text:bookmark-start text:name="__RefHeading___Toc453_413504702"/>Bforartists <text:span text:style-name="T16">1 </text:span>History<text:bookmark-end text:name="__RefHeading___Toc453_413504702"/></text:h>
          </table:table-cell>
        </table:table-row>
      </table:table>
      <text:p text:style-name="P12"/>
      <text:h text:style-name="P82" text:outline-level="2"><text:bookmark-start text:name="__RefHeading___Toc350_538252068"/>Preface:<text:bookmark-end text:name="__RefHeading___Toc350_538252068"/></text:h>
      <text:p text:style-name="P7">Welcome to <text:span text:style-name="T3">Bforartists</text:span>, the free and open source 3D <text:span text:style-name="T5">modeling, rendering and </text:span>animation suite.</text:p>
      <text:p text:style-name="P19">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9">Away from crazy decisions like RMB select. </text:span>Towards a user friendly and intuitive graphical UI<text:span text:style-name="T6"> that can be used with a mouse and one hand when necessary. And that is much closer to the common UI standards of many other software.</text:span></text:p>
      <text:p text:style-name="P15">The idea to solve the UI dilemma of Blender and to fork it was long around <text:span text:style-name="T6">since years</text:span>. <text:span text:style-name="T6">It was no easy decision </text:span><text:soft-page-break/><text:span text:style-name="T6">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5"><text:span text:style-name="T6">T</text:span>he Bforartists project itself started officially at July the 2nd 2015. That's when the first real steps were done. </text:p>
      <text:h text:style-name="P82" text:outline-level="2"><text:bookmark-start text:name="__RefHeading___Toc352_538252068"/>History:<text:bookmark-end text:name="__RefHeading___Toc352_538252068"/></text:h>
      <text:p text:style-name="P22">2.6.2015 - <text:span text:style-name="T8">Decision day. The first pages for the UI proposal were written. </text:span>The work at the homepage started.<text:span text:style-name="T7"> Which was the official start of the whole project.</text:span></text:p>
      <text:p text:style-name="P21">2.7.2015 - The domain bforartists was registered.</text:p>
      <text:p text:style-name="P23">13.8.2015 - The Bforartists page was finished and went live.</text:p>
      <text:p text:style-name="P21">22.8.2015 - GitHub account was created and went live.</text:p>
      <text:p text:style-name="P14">21.9.2015 <text:s/>- The first Bforartists version 0.1 was released. It was based at Blender 2.75. And contained not this much more than the changed branding.</text:p>
      <text:p text:style-name="P20"><text:span text:style-name="T3">14.10.2015 <text:s/>- Version 0.2</text:span> <text:span text:style-name="T3">brought the changes for Blender 2.76. And that was the moment when Bforartists started to walk alone.</text:span></text:p>
      <text:p text:style-name="P14">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4">27.01.2016 <text:s/>- Bforartists 0.2.2 was mainly around a plugin to display the most needed hotkeys up left.</text:p>
      <text:p text:style-name="P14">18.03.2016 <text:s/>- Bforartists 0.3.0 introduced the first incarnation of icon buttons in the tool shelf.</text:p>
      <text:p text:style-name="P20">26.03.2016 <text:span text:style-name="T3"><text:s/>- Bforartists 0.3.1 came with some small fixes that were overlooked for version 0.3.0. The splash screen was changed because of ongoing trolling.</text:span></text:p>
      <text:p text:style-name="P24"><text:span text:style-name="T10">02.08</text:span>.2016 <text:span text:style-name="T3"><text:s/>- Bforartists 0.4.0 was a small refinement release that was the final stroke below the try to implement Qt and new editor types. Which did simply not work.</text:span></text:p>
      <text:p text:style-name="P16"><text:span text:style-name="T10">04.09</text:span>.2016 <text:s/>- Bforartists 0.4.<text:span text:style-name="T10">1</text:span> <text:span text:style-name="T10">brought mainly changes to the tool tips. Nearly every tool tip contains the tool name now too. </text:span></text:p>
      <text:p text:style-name="P17"><text:span text:style-name="T11">16.09</text:span>.2016 <text:s/>- 0.4.2 is another small release mainly around <text:span text:style-name="T11">catching some more tool tips.</text:span> and small quirks. New is the Materials Library FX add-on<text:span text:style-name="T11">, which is </text:span>also naively included into Blender 2.78 now.</text:p>
      <text:p text:style-name="P18"><text:span text:style-name="T12">24.09</text:span>.2016 <text:s/>- 0.<text:span text:style-name="T12">5.0 </text:span>is <text:span text:style-name="T12">a milestone release</text:span>. <text:span text:style-name="T12">It marks the end of the first big development cycle. The tracker is empty for the first time since development start.</text:span></text:p>
      <text:p text:style-name="Text_20_body">02.11.2016 - 0.6.0 brings fixes to the addons, first sub tabs in the panels, and the Mini lightlib add-on.</text:p>
      <text:p text:style-name="P25"><text:span text:style-name="T13">01.12.2016 - 0.7.0 was</text:span> mainly cleanup work in the Properties editor. </text:p>
      <text:p text:style-name="P25"><text:span text:style-name="T13">08.01.2017 - </text:span>Version 0.8.0 brings the new Toolbar editor. </text:p>
      <text:p text:style-name="P26">27.02.2017 - Version 0.9.0 is the merge of the actual Blender version 2.78 C into Bforartists.</text:p>
      <text:p text:style-name="P27"><text:soft-page-break/><text:span text:style-name="T14">13.03.2017 - </text:span>Version 0.9.1 is a bug fix release that fixes some show stoppers<text:span text:style-name="T14"> from version 0.9.0</text:span>. </text:p>
      <text:p text:style-name="P27"><text:span text:style-name="T14">10.4.2017 - </text:span>Version 0.9.2 is around cleaning up the menus and connecting some loose ends.<text:span text:style-name="T15"> And it introduces a Mac build.</text:span> </text:p>
      <text:p text:style-name="P28">13.9.2017 - Version 0.9.3 is the merge of Blender 2.79 into Bforartists. Plus a few smaller adjustments and fixes.</text:p>
      <text:p text:style-name="P28">14.9.2017 - An emergency release because of a showstopper bug. The bake panels were missing.</text:p>
      <text:p text:style-name="P29">02.03.2018 - Version 0.9.6 brings the changes from Blender 2.79a, and adds 260 changes from Bforartists side.</text:p>
      <text:p text:style-name="P30">19.04.2018 - Version 0.9.7 brings the full key map, the changes from Blender 2.79b, and lots of small improvements and fixes. More compact brush panels for example.</text:p>
      <text:p text:style-name="P31">04.05.2018 <text:s/>- Version 1.0.0 RC1 marks the end of this development cycle. All initial development goals that could be fulfilled are fulfilled.</text:p>
      <text:p text:style-name="P32">11.05.2018 <text:s/>- Version 1.0.0 is live.</text:p>
      <text:p text:style-name="P20"/>
      <table:table table:name="Tabelle3" table:style-name="Tabelle3">
        <table:table-column table:style-name="Tabelle3.A"/>
        <table:table-row>
          <table:table-cell table:style-name="Tabelle3.A1" office:value-type="string">
            <text:h text:style-name="P77" text:outline-level="1"><text:bookmark-start text:name="__RefHeading___Toc457_413504702"/>Blender’s History<text:bookmark-end text:name="__RefHeading___Toc457_413504702"/></text:h>
          </table:table-cell>
        </table:table-row>
      </table:table>
      <text:p text:style-name="P7"><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7">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7">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7">Unfortunately, NaN’s ambitions and opportunities didn’t match the company’s capabilities and the market <text:soft-page-break/>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7">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83" text:outline-level="2"><text:bookmark-start text:name="__RefHeading___Toc459_413504702"/>Video: From Blender 1.60 to 2.50<text:bookmark-end text:name="__RefHeading___Toc459_413504702"/></text:h>
      <text:p text:style-name="P7"/>
      <text:p text:style-name="P13">https://vimeo.com/8567074</text:p>
      <text:h text:style-name="P83" text:outline-level="2"><text:bookmark-start text:name="__RefHeading___Toc461_413504702"/>Version/Revision Milestones<text:bookmark-end text:name="__RefHeading___Toc461_413504702"/></text:h>
      <text:h text:style-name="P84" text:outline-level="3"><text:bookmark-start text:name="__RefHeading___Toc463_413504702"/>The start!<text:bookmark-end text:name="__RefHeading___Toc463_413504702"/></text:h>
      <text:list text:style-name="L1">
        <text:list-item>
          <text:p text:style-name="P85">1.00 - January 1994: Blender in development at animation studio NeoGeo. </text:p>
        </text:list-item>
        <text:list-item>
          <text:p text:style-name="P85">1.23 - January 1998: SGI version published on the web, IrisGL. </text:p>
        </text:list-item>
        <text:list-item>
          <text:p text:style-name="P85">1.30 - April 1998: Linux and FreeBSD version, port to OpenGL and X11. </text:p>
        </text:list-item>
        <text:list-item>
          <text:p text:style-name="P85">1.3x - June 1998: NaN founded. </text:p>
        </text:list-item>
        <text:list-item>
          <text:p text:style-name="P85">1.4x - September 1998: Sun and Linux Alpha version released. </text:p>
        </text:list-item>
        <text:list-item>
          <text:p text:style-name="P85">1.50 - November 1998: First Manual published. </text:p>
        </text:list-item>
        <text:list-item>
          <text:p text:style-name="P85">1.60 - April 1999: C-key (new features behind a lock, $95), MS-Windows version released. </text:p>
        </text:list-item>
        <text:list-item>
          <text:p text:style-name="P85">1.6x - June 1999: BeOS and PPC version released. </text:p>
        </text:list-item>
        <text:list-item>
          <text:p text:style-name="P85">1.80 - June 2000: End of C-key, Blender full freeware again. </text:p>
        </text:list-item>
        <text:list-item>
          <text:p text:style-name="P85">2.00 - August 2000: Interactive 3D and real-time engine. </text:p>
        </text:list-item>
        <text:list-item>
          <text:p text:style-name="P85">2.10 - December 2000: New engine, physics, and Python. </text:p>
        </text:list-item>
        <text:list-item>
          <text:p text:style-name="P85">2.20 - August 2001: Character animation system. </text:p>
        </text:list-item>
        <text:list-item>
          <text:p text:style-name="P85">2.21 - October 2001: Blender Publisher launch. </text:p>
        </text:list-item>
        <text:list-item>
          <text:p text:style-name="P86"><text:soft-page-break/>2.2x - December 2001: Mac OSX version. </text:p>
        </text:list-item>
      </text:list>
      <text:h text:style-name="P84" text:outline-level="3"><text:bookmark-start text:name="__RefHeading___Toc465_413504702"/>Blender goes Open Source<text:bookmark-end text:name="__RefHeading___Toc465_413504702"/></text:h>
      <text:list text:style-name="L2">
        <text:list-item>
          <text:p text:style-name="P87"><text:span text:style-name="Strong_20_Emphasis">13 October 2002: Blender goes Open Source, 1st Blender Conference</text:span>. </text:p>
        </text:list-item>
        <text:list-item>
          <text:p text:style-name="P87">2.25 - October 2002: Blender Publisher becomes freely available. </text:p>
        </text:list-item>
        <text:list-item>
          <text:p text:style-name="P87">Tuhopuu1 - Oct 2002: The experimental tree of Blender is created, a coder’s playground. </text:p>
        </text:list-item>
        <text:list-item>
          <text:p text:style-name="P87">2.26 - February 2003: The first true open source Blender release. </text:p>
        </text:list-item>
        <text:list-item>
          <text:p text:style-name="P87">2.27 - May 2003: The second open source Blender release. </text:p>
        </text:list-item>
        <text:list-item>
          <text:p text:style-name="P87">2.28x - July 2003: First of the 2.28x series. </text:p>
        </text:list-item>
        <text:list-item>
          <text:p text:style-name="P87">2.30 - October 2003: Preview release of the 2.3x UI makeover presented at the 2nd Blender Conference. </text:p>
        </text:list-item>
        <text:list-item>
          <text:p text:style-name="P87">2.31 - December 2003: Upgrade to stable 2.3x UI project. </text:p>
        </text:list-item>
        <text:list-item>
          <text:p text:style-name="P87">2.32 - January 2004: Major overhaul of internal rendering capabilities. </text:p>
        </text:list-item>
        <text:list-item>
          <text:p text:style-name="P87">2.33 - April 2004: Game Engine returns, ambient occlusion, new procedural textures. </text:p>
        </text:list-item>
        <text:list-item>
          <text:p text:style-name="P87">2.34 - August 2004: Particle interactions, LSCM UV mapping, functional YafRay integration, weighted creases in subdivision surfaces, ramp shaders, full OSA, and many many more. </text:p>
        </text:list-item>
        <text:list-item>
          <text:p text:style-name="P87">2.35 - November 2004: Another version full of improvements: object hooks, curve deforms and curve tapers, particle duplicators and much more. </text:p>
        </text:list-item>
        <text:list-item>
          <text:p text:style-name="P87">2.36 - December 2004: A stabilization version, much work behind the scene, normal and displacement mapping improvements. </text:p>
        </text:list-item>
        <text:list-item>
          <text:p text:style-name="P87">2.37 - June 2005: Transformation tools and widgets, softbodies, force fields, deflections, incremental subdivision surfaces, transparent shadows, and multi-threaded rendering. </text:p>
        </text:list-item>
        <text:list-item>
          <text:p text:style-name="P87">2.40 - December 2005: Full rework of armature system, shape keys, fur with particles, fluids and rigid bodies. </text:p>
        </text:list-item>
        <text:list-item>
          <text:p text:style-name="P87">2.41 - January 2006: Lots of fixes, and some game engine features. </text:p>
        </text:list-item>
        <text:list-item>
          <text:p text:style-name="P87">2.42 - July 2006: The nodes release, array modifier, vector blur, new physics engine, rendering, lip sync, and many other features. This was the release following Project Orange. </text:p>
        </text:list-item>
        <text:list-item>
          <text:p text:style-name="P87">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87">2.44 - May 2007: The big news, in addition to two new modifiers and re-awakening the 64-bit OS support, was the addition of subsurface scattering, which simulates light scattering beneath the surface of organic and soft objects. </text:p>
        </text:list-item>
        <text:list-item>
          <text:p text:style-name="P87">2.45 - September 2007: Serious bug fixes, with some performance issues addressed. </text:p>
        </text:list-item>
        <text:list-item>
          <text:p text:style-name="P87">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87">2.47 - August 2008: Bugfix release. </text:p>
        </text:list-item>
        <text:list-item>
          <text:p text:style-name="P87">2.48 - October 2008: The Apricot release, cool GLSL shaders, lights and GE improvements, snap, sky simulator, shrinkwrap modifier, and Python editing improvements. This was the release following Project Apricot. </text:p>
        </text:list-item>
        <text:list-item>
          <text:p text:style-name="P88"><text:soft-page-break/>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84" text:outline-level="3"><text:bookmark-start text:name="__RefHeading___Toc467_413504702"/>Blender 2.5x - The Recode!<text:bookmark-end text:name="__RefHeading___Toc467_413504702"/></text:h>
      <text:list text:style-name="L3">
        <text:list-item>
          <text:p text:style-name="P89">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84" text:outline-level="3"><text:bookmark-start text:name="__RefHeading___Toc469_413504702"/>Blender 2.6x to 2.7x - Improvements &amp; Stabalizing<text:bookmark-end text:name="__RefHeading___Toc469_413504702"/></text:h>
      <text:list text:style-name="L4">
        <text:list-item>
          <text:p text:style-name="P90">2.60 - October 2011: Internationalization of the UI, improvements in animation system and the GE, vertex weight groups modifiers, 3D audio and video, bug fixes, and the UI internationalization. </text:p>
        </text:list-item>
        <text:list-item>
          <text:p text:style-name="P90">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90">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90">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90">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90">2.65 - December 2012: Fire and smoke improvements, anisotropic shader for Cycles, modifier improvements, bevel tool now includes rounding, new add-ons, and over 200 bug fixes. </text:p>
        </text:list-item>
        <text:list-item>
          <text:p text:style-name="P90">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90">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90">2.68 - July 2013: New and improved modeling tools, three new Cycles nodes, big improvements in the motion tracker, Python scripts and drivers are disabled by default when loading files for security reasons, and over 280 bug fixes. </text:p>
        </text:list-item>
        <text:list-item>
          <text:p text:style-name="P90">2.69 - October 2013: Even more modeling tools, Cycles improved in many areas, plane tracking is <text:soft-page-break/>added to the motion tracker, better support for FBX import/export, and over 270 bugs fixed. </text:p>
        </text:list-item>
        <text:list-item>
          <text:p text:style-name="P90">2.70 - March 2014: Cycles gets basic volumetric support on the CPU, more improvements to the motion tracker, two new modeling modifiers, some UI consistency improvements, and more than 560 bug fixes. </text:p>
        </text:list-item>
        <text:list-item>
          <text:p text:style-name="P90">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90">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90">2.73 - January 2015: Cycles gets improved volumetric support, major upgrade to grease pencil, MS-Windows gets Input Method Editors (IMEs) and general improvements to painting, freestyle, sequencer and add-ons. </text:p>
        </text:list-item>
        <text:list-item>
          <text:p text:style-name="P90">2.74 - March 2015: Support for custom-normals, viewport compositing and improvements to hair dynamics. </text:p>
        </text:list-item>
        <text:list-item>
          <text:p text:style-name="P90">2.75 - July 2015: Integrated stereo/multi-view pipeline, corrective smooth modifier and new dependency graph <text:span text:style-name="Emphasis">(enable as a command line option)</text:span>. </text:p>
        </text:list-item>
        <text:list-item>
          <text:p text:style-name="P91">2.76 - November 2015: Pixar OpenSubdiv support, Viewport and File Browser performance boost, node auto-offset, and a text effect strip for the Sequencer. </text:p>
        </text:list-item>
      </text:list>
      <text:p text:style-name="P5"/>
      <text:p text:style-name="P5"/>
      <table:table table:name="Tabelle2" table:style-name="Tabelle2">
        <table:table-column table:style-name="Tabelle2.A"/>
        <table:table-row>
          <table:table-cell table:style-name="Tabelle2.A1" office:value-type="string">
            <text:h text:style-name="P77" text:outline-level="1"><text:bookmark-start text:name="__RefHeading___Toc471_413504702"/>About Free Software and the GPL<text:bookmark-end text:name="__RefHeading___Toc471_413504702"/></text:h>
          </table:table-cell>
        </table:table-row>
      </table:table>
      <text:p text:style-name="P6"/>
      <text:p text:style-name="P7"><draw:frame draw:style-name="fr1" draw:name="Bild1" text:anchor-type="paragraph" svg:x="6.1681in" svg:y="-0.1138in" svg:width="1in" svg:height="1.4366in" draw:z-index="0"><draw:image xlink:href="Pictures/10000001000000B400000103C3B929C5.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7">When a program is licensed under the GNU General Public License (the GPL):</text:p>
      <text:list text:style-name="L5">
        <text:list-item>
          <text:p text:style-name="P92">You have the right to use the program for any purpose. </text:p>
        </text:list-item>
        <text:list-item>
          <text:p text:style-name="P92">You have the right to modify the program, and have access to the source codes. </text:p>
        </text:list-item>
        <text:list-item>
          <text:p text:style-name="P92">You have the right to copy and distribute the program. </text:p>
        </text:list-item>
        <text:list-item>
          <text:p text:style-name="P93">You have the right to improve the program, and release your own versions. </text:p>
        </text:list-item>
      </text:list>
      <text:p text:style-name="P7">In return for these rights, you have some responsibilities if you distribute a GPL’d program, responsibilities that are designed to protect your freedoms and the freedoms of others:</text:p>
      <text:list text:style-name="L6">
        <text:list-item>
          <text:p text:style-name="P94">You must provide a copy of the GPL with the program, so that recipients are aware of their rights under the license. </text:p>
        </text:list-item>
        <text:list-item>
          <text:p text:style-name="P94"><text:soft-page-break/>You must include the source code or make the source code freely available. </text:p>
        </text:list-item>
        <text:list-item>
          <text:p text:style-name="P94">If you modify the code and distribute the modified version, you must license your modifications available under the GPL (or a compatible license). </text:p>
        </text:list-item>
        <text:list-item>
          <text:p text:style-name="P95">You may not restrict the licensing of the program beyond the terms of the GPL. (you may not turn a GPL’d program into a proprietary product.) </text:p>
        </text:list-item>
      </text:list>
      <text:p text:style-name="P7">For more on the GPL, check the its page on the GNU Project web site.</text:p>
      <text:p text:style-name="P7">Note</text:p>
      <text:p text:style-name="P7">The GPL only applies to the B<text:span text:style-name="T4">forartists</text:span> application and <text:span text:style-name="Strong_20_Emphasis">not</text:span> the artwork you create with it; for more info see the B<text:span text:style-name="T4">forartists or Blender</text:span> Licen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a1e8a"/>
    </style:style>
    <style:style style:name="MT2" style:family="text">
      <style:text-properties officeooo:rsid="0062fe90"/>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9</text:span> Bforartists History</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3H45M42S</meta:editing-duration>
    <meta:editing-cycles>91</meta:editing-cycles>
    <meta:generator>LibreOffice/24.2.5.2$Windows_X86_64 LibreOffice_project/bffef4ea93e59bebbeaf7f431bb02b1a39ee8a59</meta:generator>
    <dc:date>2025-04-03T10:57:52.760000000</dc:date>
    <meta:document-statistic meta:table-count="7" meta:image-count="2" meta:object-count="0" meta:page-count="11" meta:paragraph-count="214" meta:word-count="4196" meta:character-count="26045" meta:non-whitespace-character-count="22006"/>
    <meta:template xlink:type="simple" xlink:actuate="onRequest" xlink:title="standard1cm" xlink:href="../../../../AppData/Roaming/LibreOffice/4/user/template/standard1cm.ott" meta:date="2016-03-28T18:47:57.125000000"/>
  </office:meta>
</office:document-meta>
</file>